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quential" table:style-name="ta1">
        <table:shapes>
          <draw:frame draw:z-index="0" draw:style-name="gr1" draw:text-style-name="P1" svg:width="279.9mm" svg:height="137.77mm" svg:x="0mm" svg:y="110.69mm">
            <loext:p/>
            <draw:object draw:notify-on-update-of-ranges="Sequential.B26:Sequential.K26 Sequential.A3:Sequential.A3 Sequential.B27:Sequential.K27 Sequential.A14:Sequential.A14 Sequential.B28:Sequential.K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3" table:default-cell-style-name="Default"/>
        <table:table-row table:style-name="ro1">
          <table:table-cell table:style-name="Default"/>
          <table:table-cell table:number-columns-repeated="13"/>
        </table:table-row>
        <table:table-row table:style-name="ro2">
          <table:table-cell table:style-name="ce1" office:value-type="string" calcext:value-type="string">
            <text:p>Sequential</text:p>
          </table:table-cell>
          <table:table-cell table:number-columns-repeated="12"/>
          <table:table-cell table:style-name="ce2"/>
        </table:table-row>
        <table:table-row table:style-name="ro2">
          <table:table-cell table:style-name="ce1" office:value-type="string" calcext:value-type="string">
            <text:p>Old AIOCJ</text:p>
          </table:table-cell>
          <table:table-cell table:number-columns-repeated="12"/>
          <table:table-cell table:style-name="ce2"/>
        </table:table-row>
        <table:table-row table:style-name="ro1">
          <table:table-cell office:value-type="string" calcext:value-type="string">
            <text:p>Test no. / #Messag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float" office:value="201" calcext:value-type="float">
            <text:p>201</text:p>
          </table:table-cell>
          <table:table-cell office:value-type="float" office:value="181" calcext:value-type="float">
            <text:p>181</text:p>
          </table:table-cell>
          <table:table-cell office:value-type="float" office:value="207" calcext:value-type="float">
            <text:p>207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float" office:value="219" calcext:value-type="float">
            <text:p>219</text:p>
          </table:table-cell>
          <table:table-cell office:value-type="float" office:value="208" calcext:value-type="float">
            <text:p>208</text:p>
          </table:table-cell>
          <table:table-cell office:value-type="float" office:value="160" calcext:value-type="float">
            <text:p>160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251" calcext:value-type="float">
            <text:p>251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56" calcext:value-type="float">
            <text:p>156</text:p>
          </table:table-cell>
          <table:table-cell office:value-type="float" office:value="117" calcext:value-type="float">
            <text:p>117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240" calcext:value-type="float">
            <text:p>240</text:p>
          </table:table-cell>
          <table:table-cell office:value-type="float" office:value="231" calcext:value-type="float">
            <text:p>231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office:value-type="float" office:value="207" calcext:value-type="float">
            <text:p>207</text:p>
          </table:table-cell>
          <table:table-cell office:value-type="float" office:value="221" calcext:value-type="float">
            <text:p>221</text:p>
          </table:table-cell>
          <table:table-cell office:value-type="float" office:value="240" calcext:value-type="float">
            <text:p>240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5:.B9])" office:value-type="float" office:value="122.4" calcext:value-type="float">
            <text:p>122,4</text:p>
          </table:table-cell>
          <table:table-cell table:formula="of:=AVERAGE([.C5:.C9])" office:value-type="float" office:value="128.6" calcext:value-type="float">
            <text:p>128,6</text:p>
          </table:table-cell>
          <table:table-cell table:formula="of:=AVERAGE([.D5:.D9])" office:value-type="float" office:value="154.2" calcext:value-type="float">
            <text:p>154,2</text:p>
          </table:table-cell>
          <table:table-cell table:formula="of:=AVERAGE([.E5:.E9])" office:value-type="float" office:value="151.2" calcext:value-type="float">
            <text:p>151,2</text:p>
          </table:table-cell>
          <table:table-cell table:formula="of:=AVERAGE([.F5:.F9])" office:value-type="float" office:value="177.4" calcext:value-type="float">
            <text:p>177,4</text:p>
          </table:table-cell>
          <table:table-cell table:formula="of:=AVERAGE([.G5:.G9])" office:value-type="float" office:value="175.8" calcext:value-type="float">
            <text:p>175,8</text:p>
          </table:table-cell>
          <table:table-cell table:formula="of:=AVERAGE([.H5:.H9])" office:value-type="float" office:value="213.2" calcext:value-type="float">
            <text:p>213,2</text:p>
          </table:table-cell>
          <table:table-cell table:formula="of:=AVERAGE([.I5:.I9])" office:value-type="float" office:value="221.6" calcext:value-type="float">
            <text:p>221,6</text:p>
          </table:table-cell>
          <table:table-cell table:formula="of:=AVERAGE([.J5:.J9])" office:value-type="float" office:value="234.4" calcext:value-type="float">
            <text:p>234,4</text:p>
          </table:table-cell>
          <table:table-cell table:formula="of:=AVERAGE([.K5:.K9])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([.B5:.B9])" office:value-type="float" office:value="26.7637814966421" calcext:value-type="float">
            <text:p>26,7637814966421</text:p>
          </table:table-cell>
          <table:table-cell table:formula="of:=STDEV([.C5:.C9])" office:value-type="float" office:value="26.1400076511083" calcext:value-type="float">
            <text:p>26,1400076511083</text:p>
          </table:table-cell>
          <table:table-cell table:formula="of:=STDEV([.D5:.D9])" office:value-type="float" office:value="15.8808060248843" calcext:value-type="float">
            <text:p>15,8808060248843</text:p>
          </table:table-cell>
          <table:table-cell table:formula="of:=STDEV([.E5:.E9])" office:value-type="float" office:value="41.2213536895624" calcext:value-type="float">
            <text:p>41,2213536895624</text:p>
          </table:table-cell>
          <table:table-cell table:formula="of:=STDEV([.F5:.F9])" office:value-type="float" office:value="37.5006666607408" calcext:value-type="float">
            <text:p>37,5006666607408</text:p>
          </table:table-cell>
          <table:table-cell table:formula="of:=STDEV([.G5:.G9])" office:value-type="float" office:value="15.7066864742377" calcext:value-type="float">
            <text:p>15,7066864742377</text:p>
          </table:table-cell>
          <table:table-cell table:formula="of:=STDEV([.H5:.H9])" office:value-type="float" office:value="27.7704879323357" calcext:value-type="float">
            <text:p>27,7704879323357</text:p>
          </table:table-cell>
          <table:table-cell table:formula="of:=STDEV([.I5:.I9])" office:value-type="float" office:value="24.5418010749008" calcext:value-type="float">
            <text:p>24,5418010749008</text:p>
          </table:table-cell>
          <table:table-cell table:formula="of:=STDEV([.J5:.J9])" office:value-type="float" office:value="16.9056203672033" calcext:value-type="float">
            <text:p>16,9056203672033</text:p>
          </table:table-cell>
          <table:table-cell table:formula="of:=STDEV([.K5:.K9])" office:value-type="float" office:value="41.0365690573664" calcext:value-type="float">
            <text:p>41,036569057366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2">
          <table:table-cell table:style-name="ce1" office:value-type="string" calcext:value-type="string">
            <text:p>New AIOCJ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 no. / #Messag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6:.B20])" office:value-type="float" office:value="72.6" calcext:value-type="float">
            <text:p>72,6</text:p>
          </table:table-cell>
          <table:table-cell table:formula="of:=AVERAGE([.C16:.C20])" office:value-type="float" office:value="81" calcext:value-type="float">
            <text:p>81</text:p>
          </table:table-cell>
          <table:table-cell table:formula="of:=AVERAGE([.D16:.D20])" office:value-type="float" office:value="90.2" calcext:value-type="float">
            <text:p>90,2</text:p>
          </table:table-cell>
          <table:table-cell table:formula="of:=AVERAGE([.E16:.E20])" office:value-type="float" office:value="91.4" calcext:value-type="float">
            <text:p>91,4</text:p>
          </table:table-cell>
          <table:table-cell table:formula="of:=AVERAGE([.F16:.F20])" office:value-type="float" office:value="105.6" calcext:value-type="float">
            <text:p>105,6</text:p>
          </table:table-cell>
          <table:table-cell table:formula="of:=AVERAGE([.G16:.G20])" office:value-type="float" office:value="104.8" calcext:value-type="float">
            <text:p>104,8</text:p>
          </table:table-cell>
          <table:table-cell table:formula="of:=AVERAGE([.H16:.H20])" office:value-type="float" office:value="119.2" calcext:value-type="float">
            <text:p>119,2</text:p>
          </table:table-cell>
          <table:table-cell table:formula="of:=AVERAGE([.I16:.I20])" office:value-type="float" office:value="119.2" calcext:value-type="float">
            <text:p>119,2</text:p>
          </table:table-cell>
          <table:table-cell table:formula="of:=AVERAGE([.J16:.J20])" office:value-type="float" office:value="121.2" calcext:value-type="float">
            <text:p>121,2</text:p>
          </table:table-cell>
          <table:table-cell table:formula="of:=AVERAGE([.K16:.K20])" office:value-type="float" office:value="134.8" calcext:value-type="float">
            <text:p>134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([.B16:.B20])" office:value-type="float" office:value="3.78153408023781" calcext:value-type="float">
            <text:p>3,78153408023781</text:p>
          </table:table-cell>
          <table:table-cell table:formula="of:=STDEV([.C16:.C20])" office:value-type="float" office:value="6.81909084849293" calcext:value-type="float">
            <text:p>6,81909084849293</text:p>
          </table:table-cell>
          <table:table-cell table:formula="of:=STDEV([.D16:.D20])" office:value-type="float" office:value="11.9037809119624" calcext:value-type="float">
            <text:p>11,9037809119624</text:p>
          </table:table-cell>
          <table:table-cell table:formula="of:=STDEV([.E16:.E20])" office:value-type="float" office:value="5.27257053058563" calcext:value-type="float">
            <text:p>5,27257053058563</text:p>
          </table:table-cell>
          <table:table-cell table:formula="of:=STDEV([.F16:.F20])" office:value-type="float" office:value="9.58123165360279" calcext:value-type="float">
            <text:p>9,58123165360279</text:p>
          </table:table-cell>
          <table:table-cell table:formula="of:=STDEV([.G16:.G20])" office:value-type="float" office:value="7.46324326281812" calcext:value-type="float">
            <text:p>7,46324326281812</text:p>
          </table:table-cell>
          <table:table-cell table:formula="of:=STDEV([.H16:.H20])" office:value-type="float" office:value="14.1492049246592" calcext:value-type="float">
            <text:p>14,1492049246592</text:p>
          </table:table-cell>
          <table:table-cell table:formula="of:=STDEV([.I16:.I20])" office:value-type="float" office:value="6.83373982530796" calcext:value-type="float">
            <text:p>6,83373982530796</text:p>
          </table:table-cell>
          <table:table-cell table:formula="of:=STDEV([.J16:.J20])" office:value-type="float" office:value="10.2567051239665" calcext:value-type="float">
            <text:p>10,2567051239665</text:p>
          </table:table-cell>
          <table:table-cell table:formula="of:=STDEV([.K16:.K20])" office:value-type="float" office:value="5.76194411635517" calcext:value-type="float">
            <text:p>5,76194411635517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float" office:value="122.4" calcext:value-type="float">
            <text:p>122,4</text:p>
          </table:table-cell>
          <table:table-cell office:value-type="float" office:value="128.6" calcext:value-type="float">
            <text:p>128,6</text:p>
          </table:table-cell>
          <table:table-cell office:value-type="float" office:value="154.2" calcext:value-type="float">
            <text:p>154,2</text:p>
          </table:table-cell>
          <table:table-cell office:value-type="float" office:value="151.2" calcext:value-type="float">
            <text:p>151,2</text:p>
          </table:table-cell>
          <table:table-cell office:value-type="float" office:value="177.4" calcext:value-type="float">
            <text:p>177,4</text:p>
          </table:table-cell>
          <table:table-cell office:value-type="float" office:value="175.8" calcext:value-type="float">
            <text:p>175,8</text:p>
          </table:table-cell>
          <table:table-cell office:value-type="float" office:value="213.2" calcext:value-type="float">
            <text:p>213,2</text:p>
          </table:table-cell>
          <table:table-cell office:value-type="float" office:value="221.6" calcext:value-type="float">
            <text:p>221,6</text:p>
          </table:table-cell>
          <table:table-cell office:value-type="float" office:value="234.4" calcext:value-type="float">
            <text:p>234,4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float" office:value="72.6" calcext:value-type="float">
            <text:p>72,6</text:p>
          </table:table-cell>
          <table:table-cell office:value-type="float" office:value="81" calcext:value-type="float">
            <text:p>81</text:p>
          </table:table-cell>
          <table:table-cell office:value-type="float" office:value="90.2" calcext:value-type="float">
            <text:p>90,2</text:p>
          </table:table-cell>
          <table:table-cell office:value-type="float" office:value="91.4" calcext:value-type="float">
            <text:p>91,4</text:p>
          </table:table-cell>
          <table:table-cell office:value-type="float" office:value="105.6" calcext:value-type="float">
            <text:p>105,6</text:p>
          </table:table-cell>
          <table:table-cell office:value-type="float" office:value="104.8" calcext:value-type="float">
            <text:p>104,8</text:p>
          </table:table-cell>
          <table:table-cell table:number-columns-repeated="2" office:value-type="float" office:value="119.2" calcext:value-type="float">
            <text:p>119,2</text:p>
          </table:table-cell>
          <table:table-cell office:value-type="float" office:value="121.2" calcext:value-type="float">
            <text:p>121,2</text:p>
          </table:table-cell>
          <table:table-cell office:value-type="float" office:value="134.8" calcext:value-type="float">
            <text:p>134,8</text:p>
          </table:table-cell>
          <table:table-cell table:number-columns-repeated="3"/>
        </table:table-row>
      </table:table>
      <table:table table:name="Parallel" table:style-name="ta1">
        <table:shapes>
          <draw:frame draw:z-index="0" draw:style-name="gr1" draw:text-style-name="P1" svg:width="285.42mm" svg:height="137.78mm" svg:x="1.93mm" svg:y="101.67mm">
            <loext:p/>
            <draw:object draw:notify-on-update-of-ranges="Parallel.B27:Parallel.K27 Parallel.A2:Parallel.A2 Parallel.B28:Parallel.K28 Parallel.B27:Parallel.K27 Parallel.A13:Parallel.A13 Parallel.B29:Parallel.K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2"/>
        <table:table-column table:style-name="co2" table:number-columns-repeated="10" table:default-cell-style-name="Default"/>
        <table:table-row table:style-name="ro2">
          <table:table-cell table:style-name="ce1" office:value-type="string" calcext:value-type="string">
            <text:p>Parallel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Old AIOC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 no. / #Messag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226" calcext:value-type="float">
            <text:p>226</text:p>
          </table:table-cell>
          <table:table-cell office:value-type="float" office:value="369" calcext:value-type="float">
            <text:p>369</text:p>
          </table:table-cell>
          <table:table-cell office:value-type="float" office:value="431" calcext:value-type="float">
            <text:p>431</text:p>
          </table:table-cell>
          <table:table-cell office:value-type="float" office:value="363" calcext:value-type="float">
            <text:p>363</text:p>
          </table:table-cell>
          <table:table-cell office:value-type="float" office:value="490" calcext:value-type="float">
            <text:p>490</text:p>
          </table:table-cell>
          <table:table-cell office:value-type="float" office:value="659" calcext:value-type="float">
            <text:p>659</text:p>
          </table:table-cell>
          <table:table-cell office:value-type="float" office:value="561" calcext:value-type="float">
            <text:p>561</text:p>
          </table:table-cell>
          <table:table-cell office:value-type="float" office:value="717" calcext:value-type="float">
            <text:p>717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213" calcext:value-type="float">
            <text:p>213</text:p>
          </table:table-cell>
          <table:table-cell office:value-type="float" office:value="244" calcext:value-type="float">
            <text:p>244</text:p>
          </table:table-cell>
          <table:table-cell office:value-type="float" office:value="423" calcext:value-type="float">
            <text:p>423</text:p>
          </table:table-cell>
          <table:table-cell office:value-type="float" office:value="354" calcext:value-type="float">
            <text:p>354</text:p>
          </table:table-cell>
          <table:table-cell office:value-type="float" office:value="472" calcext:value-type="float">
            <text:p>472</text:p>
          </table:table-cell>
          <table:table-cell office:value-type="float" office:value="496" calcext:value-type="float">
            <text:p>496</text:p>
          </table:table-cell>
          <table:table-cell office:value-type="float" office:value="577" calcext:value-type="float">
            <text:p>577</text:p>
          </table:table-cell>
          <table:table-cell office:value-type="float" office:value="677" calcext:value-type="float">
            <text:p>677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297" calcext:value-type="float">
            <text:p>297</text:p>
          </table:table-cell>
          <table:table-cell office:value-type="float" office:value="443" calcext:value-type="float">
            <text:p>443</text:p>
          </table:table-cell>
          <table:table-cell office:value-type="float" office:value="345" calcext:value-type="float">
            <text:p>345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536" calcext:value-type="float">
            <text:p>536</text:p>
          </table:table-cell>
          <table:table-cell office:value-type="float" office:value="743" calcext:value-type="float">
            <text:p>743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290" calcext:value-type="float">
            <text:p>290</text:p>
          </table:table-cell>
          <table:table-cell office:value-type="float" office:value="252" calcext:value-type="float">
            <text:p>252</text:p>
          </table:table-cell>
          <table:table-cell office:value-type="float" office:value="326" calcext:value-type="float">
            <text:p>326</text:p>
          </table:table-cell>
          <table:table-cell office:value-type="float" office:value="491" calcext:value-type="float">
            <text:p>491</text:p>
          </table:table-cell>
          <table:table-cell office:value-type="float" office:value="511" calcext:value-type="float">
            <text:p>511</text:p>
          </table:table-cell>
          <table:table-cell office:value-type="float" office:value="540" calcext:value-type="float">
            <text:p>540</text:p>
          </table:table-cell>
          <table:table-cell office:value-type="float" office:value="660" calcext:value-type="float">
            <text:p>660</text:p>
          </table:table-cell>
          <table:table-cell office:value-type="float" office:value="804" calcext:value-type="float">
            <text:p>804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  <table:table-cell office:value-type="float" office:value="292" calcext:value-type="float">
            <text:p>292</text:p>
          </table:table-cell>
          <table:table-cell office:value-type="float" office:value="331" calcext:value-type="float">
            <text:p>331</text:p>
          </table:table-cell>
          <table:table-cell office:value-type="float" office:value="395" calcext:value-type="float">
            <text:p>395</text:p>
          </table:table-cell>
          <table:table-cell office:value-type="float" office:value="367" calcext:value-type="float">
            <text:p>367</text:p>
          </table:table-cell>
          <table:table-cell office:value-type="float" office:value="428" calcext:value-type="float">
            <text:p>428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:.B8])" office:value-type="float" office:value="189.6" calcext:value-type="float">
            <text:p>189,6</text:p>
          </table:table-cell>
          <table:table-cell table:formula="of:=AVERAGE([.C4:.C8])" office:value-type="float" office:value="230.4" calcext:value-type="float">
            <text:p>230,4</text:p>
          </table:table-cell>
          <table:table-cell table:formula="of:=AVERAGE([.D4:.D8])" office:value-type="float" office:value="290.8" calcext:value-type="float">
            <text:p>290,8</text:p>
          </table:table-cell>
          <table:table-cell table:formula="of:=AVERAGE([.E4:.E8])" office:value-type="float" office:value="390.8" calcext:value-type="float">
            <text:p>390,8</text:p>
          </table:table-cell>
          <table:table-cell table:formula="of:=AVERAGE([.F4:.F8])" office:value-type="float" office:value="389.6" calcext:value-type="float">
            <text:p>389,6</text:p>
          </table:table-cell>
          <table:table-cell table:formula="of:=AVERAGE([.G4:.G8])" office:value-type="float" office:value="459.8" calcext:value-type="float">
            <text:p>459,8</text:p>
          </table:table-cell>
          <table:table-cell table:formula="of:=AVERAGE([.H4:.H8])" office:value-type="float" office:value="553.6" calcext:value-type="float">
            <text:p>553,6</text:p>
          </table:table-cell>
          <table:table-cell table:formula="of:=AVERAGE([.I4:.I8])" office:value-type="float" office:value="591.2" calcext:value-type="float">
            <text:p>591,2</text:p>
          </table:table-cell>
          <table:table-cell table:formula="of:=AVERAGE([.J4:.J8])" office:value-type="float" office:value="719.4" calcext:value-type="float">
            <text:p>719,4</text:p>
          </table:table-cell>
          <table:table-cell table:formula="of:=AVERAGE([.K4:.K8])" office:value-type="float" office:value="701.6" calcext:value-type="float">
            <text:p>701,6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([.B4:.B8])" office:value-type="float" office:value="25.4322629744189" calcext:value-type="float">
            <text:p>25,4322629744189</text:p>
          </table:table-cell>
          <table:table-cell table:formula="of:=STDEV([.C4:.C8])" office:value-type="float" office:value="33.9160728858752" calcext:value-type="float">
            <text:p>33,9160728858752</text:p>
          </table:table-cell>
          <table:table-cell table:formula="of:=STDEV([.D4:.D8])" office:value-type="float" office:value="49.62559823317" calcext:value-type="float">
            <text:p>49,62559823317</text:p>
          </table:table-cell>
          <table:table-cell table:formula="of:=STDEV([.E4:.E8])" office:value-type="float" office:value="57.3428286710727" calcext:value-type="float">
            <text:p>57,3428286710727</text:p>
          </table:table-cell>
          <table:table-cell table:formula="of:=STDEV([.F4:.F8])" office:value-type="float" office:value="59.7394342122521" calcext:value-type="float">
            <text:p>59,7394342122521</text:p>
          </table:table-cell>
          <table:table-cell table:formula="of:=STDEV([.G4:.G8])" office:value-type="float" office:value="55.4409595876551" calcext:value-type="float">
            <text:p>55,4409595876551</text:p>
          </table:table-cell>
          <table:table-cell table:formula="of:=STDEV([.H4:.H8])" office:value-type="float" office:value="98.4139217793905" calcext:value-type="float">
            <text:p>98,4139217793905</text:p>
          </table:table-cell>
          <table:table-cell table:formula="of:=STDEV([.I4:.I8])" office:value-type="float" office:value="49.605443249708" calcext:value-type="float">
            <text:p>49,605443249708</text:p>
          </table:table-cell>
          <table:table-cell table:formula="of:=STDEV([.J4:.J8])" office:value-type="float" office:value="58.1747367849654" calcext:value-type="float">
            <text:p>58,1747367849654</text:p>
          </table:table-cell>
          <table:table-cell table:formula="of:=STDEV([.K4:.K8])" office:value-type="float" office:value="52.5861198416464" calcext:value-type="float">
            <text:p>52,5861198416464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New AIOC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 no. / #Messag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247" calcext:value-type="float">
            <text:p>247</text:p>
          </table:table-cell>
          <table:table-cell office:value-type="float" office:value="375" calcext:value-type="float">
            <text:p>375</text:p>
          </table:table-cell>
          <table:table-cell office:value-type="float" office:value="293" calcext:value-type="float">
            <text:p>293</text:p>
          </table:table-cell>
          <table:table-cell office:value-type="float" office:value="434" calcext:value-type="float">
            <text:p>434</text:p>
          </table:table-cell>
          <table:table-cell office:value-type="float" office:value="464" calcext:value-type="float">
            <text:p>464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299" calcext:value-type="float">
            <text:p>299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260" calcext:value-type="float">
            <text:p>260</text:p>
          </table:table-cell>
          <table:table-cell office:value-type="float" office:value="291" calcext:value-type="float">
            <text:p>291</text:p>
          </table:table-cell>
          <table:table-cell office:value-type="float" office:value="361" calcext:value-type="float">
            <text:p>361</text:p>
          </table:table-cell>
          <table:table-cell office:value-type="float" office:value="493" calcext:value-type="float">
            <text:p>493</text:p>
          </table:table-cell>
          <table:table-cell office:value-type="float" office:value="466" calcext:value-type="float">
            <text:p>466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85" calcext:value-type="float">
            <text:p>285</text:p>
          </table:table-cell>
          <table:table-cell office:value-type="float" office:value="432" calcext:value-type="float">
            <text:p>432</text:p>
          </table:table-cell>
          <table:table-cell office:value-type="float" office:value="444" calcext:value-type="float">
            <text:p>444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257" calcext:value-type="float">
            <text:p>257</text:p>
          </table:table-cell>
          <table:table-cell office:value-type="float" office:value="309" calcext:value-type="float">
            <text:p>309</text:p>
          </table:table-cell>
          <table:table-cell office:value-type="float" office:value="505" calcext:value-type="float">
            <text:p>505</text:p>
          </table:table-cell>
          <table:table-cell office:value-type="float" office:value="488" calcext:value-type="float">
            <text:p>488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float" office:value="593" calcext:value-type="float">
            <text:p>59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5:.B19])" office:value-type="float" office:value="194.8" calcext:value-type="float">
            <text:p>194,8</text:p>
          </table:table-cell>
          <table:table-cell table:formula="of:=AVERAGE([.C15:.C19])" office:value-type="float" office:value="226.6" calcext:value-type="float">
            <text:p>226,6</text:p>
          </table:table-cell>
          <table:table-cell table:formula="of:=AVERAGE([.D15:.D19])" office:value-type="float" office:value="271.6" calcext:value-type="float">
            <text:p>271,6</text:p>
          </table:table-cell>
          <table:table-cell table:formula="of:=AVERAGE([.E15:.E19])" office:value-type="float" office:value="309.4" calcext:value-type="float">
            <text:p>309,4</text:p>
          </table:table-cell>
          <table:table-cell table:formula="of:=AVERAGE([.F15:.F19])" office:value-type="float" office:value="450.4" calcext:value-type="float">
            <text:p>450,4</text:p>
          </table:table-cell>
          <table:table-cell table:formula="of:=AVERAGE([.G15:.G19])" office:value-type="float" office:value="450.2" calcext:value-type="float">
            <text:p>450,2</text:p>
          </table:table-cell>
          <table:table-cell table:formula="of:=AVERAGE([.H15:.H19])" office:value-type="float" office:value="500.8" calcext:value-type="float">
            <text:p>500,8</text:p>
          </table:table-cell>
          <table:table-cell table:formula="of:=AVERAGE([.I15:.I19])" office:value-type="float" office:value="504.8" calcext:value-type="float">
            <text:p>504,8</text:p>
          </table:table-cell>
          <table:table-cell table:formula="of:=AVERAGE([.J15:.J19])" office:value-type="float" office:value="504.8" calcext:value-type="float">
            <text:p>504,8</text:p>
          </table:table-cell>
          <table:table-cell table:formula="of:=AVERAGE([.K15:.K19])" office:value-type="float" office:value="666.2" calcext:value-type="float">
            <text:p>666,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([.B15:.B19])" office:value-type="float" office:value="45.5927625835505" calcext:value-type="float">
            <text:p>45,5927625835505</text:p>
          </table:table-cell>
          <table:table-cell table:formula="of:=STDEV([.C15:.C19])" office:value-type="float" office:value="31.5721396170738" calcext:value-type="float">
            <text:p>31,5721396170738</text:p>
          </table:table-cell>
          <table:table-cell table:formula="of:=STDEV([.D15:.D19])" office:value-type="float" office:value="67.3557718387964" calcext:value-type="float">
            <text:p>67,3557718387964</text:p>
          </table:table-cell>
          <table:table-cell table:formula="of:=STDEV([.E15:.E19])" office:value-type="float" office:value="30.1463098902668" calcext:value-type="float">
            <text:p>30,1463098902668</text:p>
          </table:table-cell>
          <table:table-cell table:formula="of:=STDEV([.F15:.F19])" office:value-type="float" office:value="48.2109945966685" calcext:value-type="float">
            <text:p>48,2109945966685</text:p>
          </table:table-cell>
          <table:table-cell table:formula="of:=STDEV([.G15:.G19])" office:value-type="float" office:value="37.5925524539103" calcext:value-type="float">
            <text:p>37,5925524539103</text:p>
          </table:table-cell>
          <table:table-cell table:formula="of:=STDEV([.H15:.H19])" office:value-type="float" office:value="92.6617504691121" calcext:value-type="float">
            <text:p>92,6617504691121</text:p>
          </table:table-cell>
          <table:table-cell table:formula="of:=STDEV([.I15:.I19])" office:value-type="float" office:value="57.7122170774958" calcext:value-type="float">
            <text:p>57,7122170774958</text:p>
          </table:table-cell>
          <table:table-cell table:formula="of:=STDEV([.J15:.J19])" office:value-type="float" office:value="57.7122170774958" calcext:value-type="float">
            <text:p>57,7122170774958</text:p>
          </table:table-cell>
          <table:table-cell table:formula="of:=STDEV([.K15:.K19])" office:value-type="float" office:value="87.7080384001375" calcext:value-type="float">
            <text:p>87,7080384001375</text:p>
          </table:table-cell>
        </table:table-row>
        <table:table-row table:style-name="ro1" table:number-rows-repeated="4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Default"/>
          <table:table-cell office:value-type="float" office:value="189.6" calcext:value-type="float">
            <text:p>189,6</text:p>
          </table:table-cell>
          <table:table-cell office:value-type="float" office:value="230.4" calcext:value-type="float">
            <text:p>230,4</text:p>
          </table:table-cell>
          <table:table-cell office:value-type="float" office:value="290.8" calcext:value-type="float">
            <text:p>290,8</text:p>
          </table:table-cell>
          <table:table-cell office:value-type="float" office:value="390.8" calcext:value-type="float">
            <text:p>390,8</text:p>
          </table:table-cell>
          <table:table-cell office:value-type="float" office:value="389.6" calcext:value-type="float">
            <text:p>389,6</text:p>
          </table:table-cell>
          <table:table-cell office:value-type="float" office:value="459.8" calcext:value-type="float">
            <text:p>459,8</text:p>
          </table:table-cell>
          <table:table-cell office:value-type="float" office:value="553.6" calcext:value-type="float">
            <text:p>553,6</text:p>
          </table:table-cell>
          <table:table-cell office:value-type="float" office:value="591.2" calcext:value-type="float">
            <text:p>591,2</text:p>
          </table:table-cell>
          <table:table-cell office:value-type="float" office:value="719.4" calcext:value-type="float">
            <text:p>719,4</text:p>
          </table:table-cell>
          <table:table-cell office:value-type="float" office:value="701.6" calcext:value-type="float">
            <text:p>701,6</text:p>
          </table:table-cell>
        </table:table-row>
        <table:table-row table:style-name="ro1">
          <table:table-cell table:style-name="Default"/>
          <table:table-cell office:value-type="float" office:value="194.8" calcext:value-type="float">
            <text:p>194,8</text:p>
          </table:table-cell>
          <table:table-cell office:value-type="float" office:value="226.6" calcext:value-type="float">
            <text:p>226,6</text:p>
          </table:table-cell>
          <table:table-cell office:value-type="float" office:value="271.6" calcext:value-type="float">
            <text:p>271,6</text:p>
          </table:table-cell>
          <table:table-cell office:value-type="float" office:value="309.4" calcext:value-type="float">
            <text:p>309,4</text:p>
          </table:table-cell>
          <table:table-cell office:value-type="float" office:value="450.4" calcext:value-type="float">
            <text:p>450,4</text:p>
          </table:table-cell>
          <table:table-cell office:value-type="float" office:value="450.2" calcext:value-type="float">
            <text:p>450,2</text:p>
          </table:table-cell>
          <table:table-cell office:value-type="float" office:value="500.8" calcext:value-type="float">
            <text:p>500,8</text:p>
          </table:table-cell>
          <table:table-cell table:number-columns-repeated="2" office:value-type="float" office:value="504.8" calcext:value-type="float">
            <text:p>504,8</text:p>
          </table:table-cell>
          <table:table-cell office:value-type="float" office:value="666.2" calcext:value-type="float">
            <text:p>666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4">00/00/0000</text:date>, <text:time style:data-style-name="N2" text:time-value="14:35:28.128903299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2:39:07.639743143</meta:creation-date>
    <dc:date>2018-02-14T14:37:53.144595635</dc:date>
    <meta:editing-duration>PT30M30S</meta:editing-duration>
    <meta:editing-cycles>7</meta:editing-cycles>
    <meta:generator>LibreOffice/5.4.2.2$Linux_X86_64 LibreOffice_project/40m0$Build-2</meta:generator>
    <meta:document-statistic meta:table-count="2" meta:cell-count="4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991cm" svg:height="13.778cm" xlink:href=".." xlink:type="simple" chart:class="chart:line" chart:style-name="ch1">
        <chart:title svg:x="12.88cm" svg:y="0.411cm" chart:style-name="ch2">
          <text:p>Sequential</text:p>
        </chart:title>
        <chart:legend chart:legend-position="end" svg:x="24.848cm" svg:y="6.341cm" style:legend-expansion="high" chart:style-name="ch3"/>
        <chart:plot-area chart:style-name="ch4" table:cell-range-address="Sequential.B26:Sequential.K28 Sequential.A3:Sequential.A3 Sequential.A14:Sequential.A14" chart:data-source-has-labels="both" svg:x="1.57cm" svg:y="1.465cm" svg:width="22.719cm" svg:height="11.057cm">
          <chartooo:coordinate-region svg:x="2.377cm" svg:y="1.664cm" svg:width="21.633cm" svg:height="10.211cm"/>
          <chart:axis chart:dimension="x" chart:name="primary-x" chart:style-name="ch5" chartooo:axis-type="auto">
            <chartooo:date-scale/>
            <chart:title svg:x="11.999cm" svg:y="12.797cm" chart:style-name="ch6">
              <text:p># Messages</text:p>
            </chart:title>
            <chart:categories table:cell-range-address="Sequential.B26:Sequential.K26"/>
          </chart:axis>
          <chart:axis chart:dimension="y" chart:name="primary-y" chart:style-name="ch5">
            <chart:title svg:x="0.451cm" svg:y="7.765cm" chart:style-name="ch7">
              <text:p>Time (ms)</text:p>
            </chart:title>
            <chart:grid chart:style-name="ch8" chart:class="major"/>
          </chart:axis>
          <chart:series chart:style-name="ch9" chart:values-cell-range-address="Sequential.B27:Sequential.K27" chart:label-cell-address="Sequential.A3:Sequential.A3" chart:class="chart:line">
            <chart:data-point chart:repeated="10"/>
          </chart:series>
          <chart:series chart:style-name="ch10" chart:values-cell-range-address="Sequential.B28:Sequential.K28" chart:label-cell-address="Sequential.A14:Sequential.A14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equential.B26:Sequential.K2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Old AIOCJ</text:p>
                <draw:g>
                  <svg:desc>Sequential.A3:Sequential.A3</svg:desc>
                </draw:g>
              </table:table-cell>
              <table:table-cell office:value-type="float" office:value="122.4">
                <text:p>122.4</text:p>
                <draw:g>
                  <svg:desc>Sequential.B27:Sequential.K27</svg:desc>
                </draw:g>
              </table:table-cell>
              <table:table-cell office:value-type="float" office:value="128.6">
                <text:p>128.6</text:p>
              </table:table-cell>
              <table:table-cell office:value-type="float" office:value="154.2">
                <text:p>154.2</text:p>
              </table:table-cell>
              <table:table-cell office:value-type="float" office:value="151.2">
                <text:p>151.2</text:p>
              </table:table-cell>
              <table:table-cell office:value-type="float" office:value="177.4">
                <text:p>177.4</text:p>
              </table:table-cell>
              <table:table-cell office:value-type="float" office:value="175.8">
                <text:p>175.8</text:p>
              </table:table-cell>
              <table:table-cell office:value-type="float" office:value="213.2">
                <text:p>213.2</text:p>
              </table:table-cell>
              <table:table-cell office:value-type="float" office:value="221.6">
                <text:p>221.6</text:p>
              </table:table-cell>
              <table:table-cell office:value-type="float" office:value="234.4">
                <text:p>234.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New AIOCJ</text:p>
                <draw:g>
                  <svg:desc>Sequential.A14:Sequential.A14</svg:desc>
                </draw:g>
              </table:table-cell>
              <table:table-cell office:value-type="float" office:value="72.6">
                <text:p>72.6</text:p>
                <draw:g>
                  <svg:desc>Sequential.B28:Sequential.K28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90.2">
                <text:p>90.2</text:p>
              </table:table-cell>
              <table:table-cell office:value-type="float" office:value="91.4">
                <text:p>91.4</text:p>
              </table:table-cell>
              <table:table-cell office:value-type="float" office:value="105.6">
                <text:p>105.6</text:p>
              </table:table-cell>
              <table:table-cell office:value-type="float" office:value="104.8">
                <text:p>104.8</text:p>
              </table:table-cell>
              <table:table-cell office:value-type="float" office:value="119.2">
                <text:p>119.2</text:p>
              </table:table-cell>
              <table:table-cell office:value-type="float" office:value="119.2">
                <text:p>119.2</text:p>
              </table:table-cell>
              <table:table-cell office:value-type="float" office:value="121.2">
                <text:p>121.2</text:p>
              </table:table-cell>
              <table:table-cell office:value-type="float" office:value="134.8">
                <text:p>134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543cm" svg:height="13.779cm" xlink:href=".." xlink:type="simple" chart:class="chart:scatter" chart:style-name="ch1">
        <chart:title svg:x="13.447cm" svg:y="0.411cm" chart:style-name="ch2">
          <text:p>Parallel</text:p>
        </chart:title>
        <chart:legend chart:legend-position="end" svg:x="25.4cm" svg:y="6.341cm" style:legend-expansion="high" chart:style-name="ch3"/>
        <chart:plot-area chart:style-name="ch4" table:cell-range-address="Parallel.B27:Parallel.K29 Parallel.A2:Parallel.A2 Parallel.A13:Parallel.A13" chart:data-source-has-labels="column" svg:x="1.581cm" svg:y="1.465cm" svg:width="23.249cm" svg:height="11.058cm">
          <chartooo:coordinate-region svg:x="2.388cm" svg:y="1.665cm" svg:width="22.162cm" svg:height="10.211cm"/>
          <chart:axis chart:dimension="x" chart:name="primary-x" chart:style-name="ch5">
            <chart:title svg:x="12.314cm" svg:y="12.798cm" chart:style-name="ch6">
              <text:p>#Messages</text:p>
            </chart:title>
          </chart:axis>
          <chart:axis chart:dimension="y" chart:name="primary-y" chart:style-name="ch5">
            <chart:title svg:x="0.451cm" svg:y="7.766cm" chart:style-name="ch7">
              <text:p>Time (ms)</text:p>
            </chart:title>
            <chart:grid chart:style-name="ch8" chart:class="major"/>
          </chart:axis>
          <chart:series chart:style-name="ch9" chart:values-cell-range-address="Parallel.B28:Parallel.K28" chart:label-cell-address="Parallel.A2:Parallel.A2" chart:class="chart:scatter">
            <chart:domain table:cell-range-address="Parallel.B27:Parallel.K27"/>
            <chart:data-point chart:repeated="10"/>
          </chart:series>
          <chart:series chart:style-name="ch10" chart:values-cell-range-address="Parallel.B29:Parallel.K29" chart:label-cell-address="Parallel.A13:Parallel.A13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iga 27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Parallel.B27:Parallel.K2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ld AIOCJ</text:p>
                <draw:g>
                  <svg:desc>Parallel.A2:Parallel.A2</svg:desc>
                </draw:g>
              </table:table-cell>
              <table:table-cell office:value-type="float" office:value="189.6">
                <text:p>189.6</text:p>
                <draw:g>
                  <svg:desc>Parallel.B28:Parallel.K28</svg:desc>
                </draw:g>
              </table:table-cell>
              <table:table-cell office:value-type="float" office:value="230.4">
                <text:p>230.4</text:p>
              </table:table-cell>
              <table:table-cell office:value-type="float" office:value="290.8">
                <text:p>290.8</text:p>
              </table:table-cell>
              <table:table-cell office:value-type="float" office:value="390.8">
                <text:p>390.8</text:p>
              </table:table-cell>
              <table:table-cell office:value-type="float" office:value="389.6">
                <text:p>389.6</text:p>
              </table:table-cell>
              <table:table-cell office:value-type="float" office:value="459.8">
                <text:p>459.8</text:p>
              </table:table-cell>
              <table:table-cell office:value-type="float" office:value="553.6">
                <text:p>553.6</text:p>
              </table:table-cell>
              <table:table-cell office:value-type="float" office:value="591.2">
                <text:p>591.2</text:p>
              </table:table-cell>
              <table:table-cell office:value-type="float" office:value="719.4">
                <text:p>719.4</text:p>
              </table:table-cell>
              <table:table-cell office:value-type="float" office:value="701.6">
                <text:p>701.6</text:p>
              </table:table-cell>
            </table:table-row>
            <table:table-row>
              <table:table-cell office:value-type="string">
                <text:p>New AIOCJ</text:p>
                <draw:g>
                  <svg:desc>Parallel.A13:Parallel.A13</svg:desc>
                </draw:g>
              </table:table-cell>
              <table:table-cell office:value-type="float" office:value="194.8">
                <text:p>194.8</text:p>
                <draw:g>
                  <svg:desc>Parallel.B29:Parallel.K29</svg:desc>
                </draw:g>
              </table:table-cell>
              <table:table-cell office:value-type="float" office:value="226.6">
                <text:p>226.6</text:p>
              </table:table-cell>
              <table:table-cell office:value-type="float" office:value="271.6">
                <text:p>271.6</text:p>
              </table:table-cell>
              <table:table-cell office:value-type="float" office:value="309.4">
                <text:p>309.4</text:p>
              </table:table-cell>
              <table:table-cell office:value-type="float" office:value="450.4">
                <text:p>450.4</text:p>
              </table:table-cell>
              <table:table-cell office:value-type="float" office:value="450.2">
                <text:p>450.2</text:p>
              </table:table-cell>
              <table:table-cell office:value-type="float" office:value="500.8">
                <text:p>500.8</text:p>
              </table:table-cell>
              <table:table-cell office:value-type="float" office:value="504.8">
                <text:p>504.8</text:p>
              </table:table-cell>
              <table:table-cell office:value-type="float" office:value="504.8">
                <text:p>504.8</text:p>
              </table:table-cell>
              <table:table-cell office:value-type="float" office:value="666.2">
                <text:p>66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